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3b39"/>
    </style:style>
    <style:style style:name="P2" style:family="paragraph" style:parent-style-name="Standard">
      <style:text-properties officeooo:rsid="00163b39" officeooo:paragraph-rsid="00163b39"/>
    </style:style>
    <style:style style:name="P3" style:family="paragraph" style:parent-style-name="Standard">
      <style:text-properties officeooo:rsid="00163b39" officeooo:paragraph-rsid="001afe22"/>
    </style:style>
    <style:style style:name="P4" style:family="paragraph" style:parent-style-name="Standard">
      <style:text-properties style:text-underline-style="solid" style:text-underline-width="auto" style:text-underline-color="font-color" officeooo:rsid="00163b39" officeooo:paragraph-rsid="00163b39"/>
    </style:style>
    <style:style style:name="P5" style:family="paragraph" style:parent-style-name="Standard">
      <style:text-properties officeooo:paragraph-rsid="0017afa1"/>
    </style:style>
    <style:style style:name="P6" style:family="paragraph" style:parent-style-name="Standard">
      <style:text-properties officeooo:rsid="0017afa1" officeooo:paragraph-rsid="0017afa1"/>
    </style:style>
    <style:style style:name="P7" style:family="paragraph" style:parent-style-name="Standard">
      <style:text-properties fo:font-weight="bold" officeooo:paragraph-rsid="00163b39" style:font-weight-asian="bold" style:font-weight-complex="bold"/>
    </style:style>
    <style:style style:name="P8" style:family="paragraph" style:parent-style-name="Standard">
      <style:text-properties officeooo:paragraph-rsid="0019ec54"/>
    </style:style>
    <style:style style:name="P9" style:family="paragraph" style:parent-style-name="Standard">
      <style:text-properties officeooo:rsid="0019ec54" officeooo:paragraph-rsid="0019ec54"/>
    </style:style>
    <style:style style:name="T1" style:family="text">
      <style:text-properties officeooo:rsid="00163b39"/>
    </style:style>
    <style:style style:name="T2" style:family="text">
      <style:text-properties officeooo:rsid="0017afa1"/>
    </style:style>
    <style:style style:name="T3" style:family="text">
      <style:text-properties officeooo:rsid="00191648"/>
    </style:style>
    <style:style style:name="T4" style:family="text">
      <style:text-properties officeooo:rsid="0019ec54"/>
    </style:style>
    <style:style style:name="T5" style:family="text">
      <style:text-properties officeooo:rsid="001afe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Specification document </text:span><text:span text:style-name="T2">for the LockedMe.com project for </text:span>Company Lockers Pvt. Ltd</text:p>
      <text:p text:style-name="P6">by Gary Drennan</text:p>
      <text:p text:style-name="P1"/>
      <text:p text:style-name="P1"/>
      <text:p text:style-name="P4">Sprint Planning</text:p>
      <text:p text:style-name="P9">Fibonacci scale used for Story points hence 1,2,3,5,8,13, etc</text:p>
      <text:p text:style-name="P2"/>
      <text:p text:style-name="P7"><text:span text:style-name="T1">S</text:span>print 1 </text:p>
      <text:p text:style-name="P5"><text:span text:style-name="T2">Step </text:span><text:span text:style-name="T1">1</text:span> <text:span text:style-name="T2">Sprint planning<text:tab/></text:span><text:span text:style-name="T3">Success criteria: This plan is published <text:tab/></text:span><text:span text:style-name="T4">Story points: 1</text:span></text:p>
      <text:p text:style-name="P8"><text:span text:style-name="T2">Step </text:span>2 <text:span text:style-name="T4">Write</text:span> menu <text:span text:style-name="T4">code<text:tab/></text:span><text:span text:style-name="T3">Success criteria: </text:span><text:span text:style-name="T4">Able to start Test<text:tab/><text:tab/>Story points: 5</text:span></text:p>
      <text:p text:style-name="P8"><text:span text:style-name="T2">Step </text:span>3 <text:span text:style-name="T1">T</text:span>est<text:span text:style-name="T4"> menu code<text:tab/></text:span><text:span text:style-name="T3">Success criteria: </text:span><text:span text:style-name="T4">Able to start Test<text:tab/><text:tab/>Story points: 1</text:span></text:p>
      <text:p text:style-name="P8"><text:span text:style-name="T2">Step </text:span>4 <text:span text:style-name="T4">Write</text:span> <text:span text:style-name="T4">main code<text:tab/></text:span><text:span text:style-name="T3">Success criteria: </text:span><text:span text:style-name="T4">Able to start Test<text:tab/><text:tab/>Story points: 8</text:span></text:p>
      <text:p text:style-name="P8"><text:span text:style-name="T2">Step </text:span><text:span text:style-name="T4">5</text:span> <text:span text:style-name="T1">T</text:span>est <text:span text:style-name="T4">main code<text:tab/><text:tab/></text:span><text:span text:style-name="T3">Success criteria: </text:span><text:span text:style-name="T4">Able to start Test<text:tab/><text:tab/>Story points: 1</text:span></text:p>
      <text:p text:style-name="P1"/>
      <text:p text:style-name="P7"><text:span text:style-name="T2">S</text:span>print 2</text:p>
      <text:p text:style-name="P3"><text:span text:style-name="T2">Step </text:span>1 <text:span text:style-name="T5">Draw flow diagrams<text:tab/><text:tab/></text:span><text:span text:style-name="T3">Success criteria: </text:span><text:span text:style-name="T4">Able to start Test<text:tab/>Story points: 1</text:span></text:p>
      <text:p text:style-name="P3"><text:span text:style-name="T2">Step </text:span>2 <text:span text:style-name="T5">Write </text:span>Specification doc<text:tab/><text:span text:style-name="T3">Success criteria: </text:span><text:span text:style-name="T5">Doc </text:span><text:span text:style-name="T3">is published<text:tab/></text:span><text:span text:style-name="T4">Story points: 1</text:span></text:p>
      <text:p text:style-name="P3"><text:span text:style-name="T2">Step </text:span><text:span text:style-name="T5">3</text:span> Product Release<text:tab/><text:tab/><text:span text:style-name="T3">Success criteria: </text:span>Commit to Github<text:span text:style-name="T4"><text:tab/>Stry points: 1</text:span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4T08:44:06.224000000</meta:creation-date>
    <dc:date>2022-01-24T09:35:22.481000000</dc:date>
    <meta:editing-duration>PT10M25S</meta:editing-duration>
    <meta:editing-cycles>1</meta:editing-cycles>
    <meta:document-statistic meta:table-count="0" meta:image-count="0" meta:object-count="0" meta:page-count="1" meta:paragraph-count="14" meta:word-count="137" meta:character-count="804" meta:non-whitespace-character-count="672"/>
    <meta:generator>LibreOffice/7.2.5.2$Windows_X86_64 LibreOffice_project/499f9727c189e6ef3471021d6132d4c694f357e5</meta:generator>
  </office:meta>
</office:document-meta>
</file>